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400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*.pyc</text:span></text:p>
      <text:p text:style-name="Preformatted_20_Text"><text:span text:style-name="Source_20_Text">__pycache__</text:span></text:p>
      <text:p text:style-name="Preformatted_20_Text"><text:span text:style-name="Source_20_Text">myvenv</text:span></text:p>
      <text:p text:style-name="Preformatted_20_Text"><text:span text:style-name="Source_20_Text">db.</text:span><text:span text:style-name="Source_20_Text"><text:span text:style-name="T1">mysql</text:span></text:span></text:p>
      <text:p text:style-name="P1"><text:span text:style-name="Source_20_Text">.DS_S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6:47:37.652644115</meta:creation-date>
    <dc:date>2017-06-19T16:48:52.075456014</dc:date>
    <meta:editing-duration>PT1M14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5" meta:word-count="5" meta:character-count="39" meta:non-whitespace-character-count="39"/>
  </office:meta>
</office:document-meta>
</file>